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9131" officeooo:paragraph-rsid="00079131"/>
    </style:style>
    <style:style style:name="P2" style:family="paragraph" style:parent-style-name="Standard">
      <style:text-properties officeooo:rsid="00083ef5" officeooo:paragraph-rsid="00083ef5"/>
    </style:style>
    <style:style style:name="P3" style:family="paragraph" style:parent-style-name="Standard">
      <style:text-properties officeooo:rsid="0009219b" officeooo:paragraph-rsid="0009219b"/>
    </style:style>
    <style:style style:name="P4" style:family="paragraph" style:parent-style-name="Standard">
      <style:text-properties officeooo:rsid="000aeed5" officeooo:paragraph-rsid="000aeed5"/>
    </style:style>
    <style:style style:name="P5" style:family="paragraph" style:parent-style-name="Standard">
      <style:text-properties officeooo:rsid="000c9c9f" officeooo:paragraph-rsid="000c9c9f"/>
    </style:style>
    <style:style style:name="P6" style:family="paragraph" style:parent-style-name="Standard">
      <style:text-properties officeooo:rsid="000dd0ec" officeooo:paragraph-rsid="000dd0ec"/>
    </style:style>
    <style:style style:name="P7" style:family="paragraph" style:parent-style-name="Standard">
      <style:text-properties officeooo:rsid="000f76ad" officeooo:paragraph-rsid="000f76ad"/>
    </style:style>
    <style:style style:name="P8" style:family="paragraph" style:parent-style-name="Standard">
      <style:text-properties officeooo:rsid="000ffacb" officeooo:paragraph-rsid="000ffacb"/>
    </style:style>
    <style:style style:name="P9" style:family="paragraph" style:parent-style-name="Standard">
      <style:text-properties officeooo:rsid="001168af" officeooo:paragraph-rsid="001168af"/>
    </style:style>
    <style:style style:name="P10" style:family="paragraph" style:parent-style-name="Standard">
      <style:text-properties officeooo:rsid="0012ef3c" officeooo:paragraph-rsid="0012ef3c"/>
    </style:style>
    <style:style style:name="P11" style:family="paragraph" style:parent-style-name="Standard">
      <style:text-properties officeooo:rsid="0013ccef" officeooo:paragraph-rsid="0013ccef"/>
    </style:style>
    <style:style style:name="P12" style:family="paragraph" style:parent-style-name="Standard">
      <style:text-properties officeooo:rsid="00147d3d" officeooo:paragraph-rsid="00147d3d"/>
    </style:style>
    <style:style style:name="P13" style:family="paragraph" style:parent-style-name="Standard">
      <style:text-properties officeooo:rsid="0014fb79" officeooo:paragraph-rsid="0014fb79"/>
    </style:style>
    <style:style style:name="P14" style:family="paragraph" style:parent-style-name="Heading_20_3">
      <style:text-properties officeooo:rsid="0009219b" officeooo:paragraph-rsid="0009219b"/>
    </style:style>
    <style:style style:name="P15" style:family="paragraph" style:parent-style-name="Standard">
      <style:text-properties officeooo:rsid="0014fb79" officeooo:paragraph-rsid="00147d3d"/>
    </style:style>
    <style:style style:name="P16" style:family="paragraph" style:parent-style-name="Standard">
      <style:text-properties officeooo:rsid="0009219b" officeooo:paragraph-rsid="00147d3d"/>
    </style:style>
    <style:style style:name="P17" style:family="paragraph" style:parent-style-name="Standard">
      <style:text-properties officeooo:rsid="0009219b" officeooo:paragraph-rsid="0009219b"/>
    </style:style>
    <style:style style:name="P18" style:family="paragraph" style:parent-style-name="Standard">
      <style:text-properties officeooo:rsid="0009219b" officeooo:paragraph-rsid="00079131"/>
    </style:style>
    <style:style style:name="P19" style:family="paragraph" style:parent-style-name="Standard">
      <style:text-properties officeooo:rsid="00083ef5" officeooo:paragraph-rsid="00083ef5"/>
    </style:style>
    <style:style style:name="P20" style:family="paragraph" style:parent-style-name="Text_20_body" style:list-style-name="L1"/>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3"/>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style style:name="P27" style:family="paragraph" style:parent-style-name="Text_20_body" style:list-style-name="L4">
      <style:paragraph-properties fo:margin-top="0in" fo:margin-bottom="0in" style:contextual-spacing="false"/>
    </style:style>
    <style:style style:name="P28" style:family="paragraph" style:parent-style-name="Text_20_body" style:list-style-name="L5"/>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6"/>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9">
      <style:paragraph-properties fo:margin-top="0in" fo:margin-bottom="0in" style:contextual-spacing="false"/>
    </style:style>
    <style:style style:name="P38" style:family="paragraph" style:parent-style-name="Text_20_body" style:list-style-name="L10"/>
    <style:style style:name="P39" style:family="paragraph" style:parent-style-name="Text_20_body" style:list-style-name="L10">
      <style:paragraph-properties fo:margin-top="0in" fo:margin-bottom="0in" style:contextual-spacing="false"/>
    </style:style>
    <style:style style:name="P40" style:family="paragraph" style:parent-style-name="Text_20_body" style:list-style-name="L11"/>
    <style:style style:name="P41" style:family="paragraph" style:parent-style-name="Text_20_body" style:list-style-name="L11">
      <style:paragraph-properties fo:margin-top="0in" fo:margin-bottom="0in" style:contextual-spacing="false"/>
    </style:style>
    <style:style style:name="P42" style:family="paragraph" style:parent-style-name="Text_20_body" style:list-style-name="L12"/>
    <style:style style:name="P43" style:family="paragraph" style:parent-style-name="Text_20_body" style:list-style-name="L12">
      <style:paragraph-properties fo:margin-top="0in" fo:margin-bottom="0in" style:contextual-spacing="false"/>
    </style:style>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4">
      <style:paragraph-properties fo:margin-top="0in" fo:margin-bottom="0in" style:contextual-spacing="false"/>
    </style:style>
    <style:style style:name="P47" style:family="paragraph" style:parent-style-name="Text_20_body">
      <style:text-properties officeooo:rsid="0013ccef" officeooo:paragraph-rsid="0013ccef"/>
    </style:style>
    <style:style style:name="P48" style:family="paragraph" style:parent-style-name="Text_20_body" style:list-style-name="L15"/>
    <style:style style:name="P49" style:family="paragraph" style:parent-style-name="Text_20_body" style:list-style-name="L15">
      <style:paragraph-properties fo:margin-top="0in" fo:margin-bottom="0in" style:contextual-spacing="false"/>
    </style:style>
    <style:style style:name="P50" style:family="paragraph" style:parent-style-name="Text_20_body" style:list-style-name="L16"/>
    <style:style style:name="P51" style:family="paragraph" style:parent-style-name="Text_20_body" style:list-style-name="L16">
      <style:paragraph-properties fo:margin-top="0in" fo:margin-bottom="0in" style:contextual-spacing="false"/>
    </style:style>
    <style:style style:name="P52" style:family="paragraph" style:parent-style-name="Text_20_body" style:list-style-name="L17"/>
    <style:style style:name="P53" style:family="paragraph" style:parent-style-name="Text_20_body" style:list-style-name="L17">
      <style:paragraph-properties fo:margin-top="0in" fo:margin-bottom="0in" style:contextual-spacing="false"/>
    </style:style>
    <style:style style:name="P54" style:family="paragraph" style:parent-style-name="Text_20_body" style:list-style-name="L18"/>
    <style:style style:name="P55" style:family="paragraph" style:parent-style-name="Text_20_body" style:list-style-name="L18">
      <style:paragraph-properties fo:margin-top="0in" fo:margin-bottom="0in" style:contextual-spacing="false"/>
    </style:style>
    <style:style style:name="P56" style:family="paragraph" style:parent-style-name="Text_20_body" style:list-style-name="L19"/>
    <style:style style:name="P57" style:family="paragraph" style:parent-style-name="Text_20_body" style:list-style-name="L19">
      <style:paragraph-properties fo:margin-top="0in" fo:margin-bottom="0in" style:contextual-spacing="false"/>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1">
      <style:paragraph-properties fo:margin-top="0in" fo:margin-bottom="0in" style:contextual-spacing="false"/>
    </style:style>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3">
      <style:paragraph-properties fo:margin-top="0in" fo:margin-bottom="0in" style:contextual-spacing="false"/>
    </style:style>
    <style:style style:name="P64" style:family="paragraph" style:parent-style-name="Text_20_body" style:list-style-name="L24"/>
    <style:style style:name="P65" style:family="paragraph" style:parent-style-name="Text_20_body" style:list-style-name="L24">
      <style:paragraph-properties fo:margin-top="0in" fo:margin-bottom="0in" style:contextual-spacing="false"/>
    </style:style>
    <style:style style:name="P66" style:family="paragraph" style:parent-style-name="Text_20_body" style:list-style-name="L25"/>
    <style:style style:name="P67" style:family="paragraph" style:parent-style-name="Text_20_body" style:list-style-name="L25">
      <style:paragraph-properties fo:margin-top="0in" fo:margin-bottom="0in" style:contextual-spacing="false"/>
    </style:style>
    <style:style style:name="P68" style:family="paragraph" style:parent-style-name="Text_20_body" style:list-style-name="L26"/>
    <style:style style:name="P69" style:family="paragraph" style:parent-style-name="Text_20_body" style:list-style-name="L26">
      <style:paragraph-properties fo:margin-top="0in" fo:margin-bottom="0in" style:contextual-spacing="false"/>
    </style:style>
    <style:style style:name="P70" style:family="paragraph" style:parent-style-name="Text_20_body" style:list-style-name="L27"/>
    <style:style style:name="P71" style:family="paragraph" style:parent-style-name="Text_20_body" style:list-style-name="L27">
      <style:paragraph-properties fo:margin-top="0in" fo:margin-bottom="0in" style:contextual-spacing="false"/>
    </style:style>
    <style:style style:name="P72" style:family="paragraph" style:parent-style-name="Text_20_body" style:list-style-name="L28"/>
    <style:style style:name="P73" style:family="paragraph" style:parent-style-name="Text_20_body" style:list-style-name="L28">
      <style:paragraph-properties fo:margin-top="0in" fo:margin-bottom="0in" style:contextual-spacing="false"/>
    </style:style>
    <style:style style:name="P74" style:family="paragraph" style:parent-style-name="Text_20_body" style:list-style-name="L29"/>
    <style:style style:name="P75" style:family="paragraph" style:parent-style-name="Text_20_body" style:list-style-name="L29">
      <style:paragraph-properties fo:margin-top="0in" fo:margin-bottom="0in" style:contextual-spacing="false"/>
    </style:style>
    <style:style style:name="P76" style:family="paragraph" style:parent-style-name="Text_20_body" style:list-style-name="L30"/>
    <style:style style:name="P77" style:family="paragraph" style:parent-style-name="Text_20_body" style:list-style-name="L30">
      <style:paragraph-properties fo:margin-top="0in" fo:margin-bottom="0in" style:contextual-spacing="false"/>
    </style:style>
    <style:style style:name="P78" style:family="paragraph" style:parent-style-name="Text_20_body" style:list-style-name="L31"/>
    <style:style style:name="P79" style:family="paragraph" style:parent-style-name="Text_20_body" style:list-style-name="L31">
      <style:paragraph-properties fo:margin-top="0in" fo:margin-bottom="0in" style:contextual-spacing="false"/>
    </style:style>
    <style:style style:name="P80" style:family="paragraph" style:parent-style-name="Text_20_body" style:list-style-name="L32"/>
    <style:style style:name="P81" style:family="paragraph" style:parent-style-name="Text_20_body" style:list-style-name="L32">
      <style:paragraph-properties fo:margin-top="0in" fo:margin-bottom="0in" style:contextual-spacing="false"/>
    </style:style>
    <style:style style:name="P82" style:family="paragraph" style:parent-style-name="Text_20_body">
      <style:text-properties officeooo:rsid="0009219b" officeooo:paragraph-rsid="0009219b"/>
    </style:style>
    <style:style style:name="T1" style:family="text">
      <style:text-properties officeooo:rsid="00083ef5"/>
    </style:style>
    <style:style style:name="T2" style:family="text">
      <style:text-properties officeooo:rsid="0012ef3c"/>
    </style:style>
    <style:style style:name="T3" style:family="text">
      <style:text-properties officeooo:rsid="00147d3d"/>
    </style:style>
    <style:style style:name="T4" style:family="text">
      <style:text-properties officeooo:rsid="0014fb79"/>
    </style:style>
    <style:style style:name="T5" style:family="text">
      <style:text-properties officeooo:rsid="0017bd7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MAP COURSE</text:p>
      <text:p text:style-name="P1"/>
      <text:p text:style-name="P1">- <text:span text:style-name="T5">DAY 1</text:span></text:p>
      <text:p text:style-name="P18"/>
      <text:p text:style-name="P3"/>
      <text:p text:style-name="P82"><text:span text:style-name="Strong_20_Emphasis">Cognitive inflexibility</text:span> refers to the inability to adapt one's thinking, beliefs, or behavior when faced with changing circumstances or new information. It is a cognitive bias or limitation where a person struggles to switch between different ideas, perspectives, or strategies, even when those changes are necessary for solving problems or responding to new situations.</text:p>
      <text:h text:style-name="Heading_20_3" text:outline-level="3">Key Characteristics of Cognitive Inflexibility:</text:h>
      <text:list xml:id="list653961246" text:style-name="L20">
        <text:list-item>
          <text:p text:style-name="P58"><text:span text:style-name="Strong_20_Emphasis">Rigid Thinking</text:span>: Individuals with cognitive inflexibility often have difficulty seeing things from different angles and may stick to one way of thinking, even if it no longer works or is outdated.</text:p>
        </text:list-item>
        <text:list-item>
          <text:p text:style-name="P58"><text:span text:style-name="Strong_20_Emphasis">Difficulty Adapting</text:span>: They may find it challenging to adjust to new rules, environments, or tasks, and may persist in using methods that are no longer effective.</text:p>
        </text:list-item>
        <text:list-item>
          <text:p text:style-name="P58"><text:span text:style-name="Strong_20_Emphasis">Resistance to Change</text:span>: People with cognitive inflexibility often resist altering their opinions or behavior, even when presented with strong evidence or better alternatives.</text:p>
        </text:list-item>
        <text:list-item>
          <text:p text:style-name="P58"><text:span text:style-name="Strong_20_Emphasis">Perseveration</text:span>: This is the tendency to repeat the same thoughts or actions despite the lack of success or relevance, indicative of a lack of cognitive flexibility.</text:p>
        </text:list-item>
      </text:list>
      <text:h text:style-name="Heading_20_3" text:outline-level="3">Cognitive Inflexibility and Mental Health:</text:h>
      <text:p text:style-name="Text_20_body">Cognitive inflexibility is often associated with several mental health conditions, including:</text:p>
      <text:list xml:id="list1126071493" text:style-name="L21">
        <text:list-item>
          <text:p text:style-name="P60"><text:span text:style-name="Strong_20_Emphasis">Obsessive-Compulsive Disorder (OCD)</text:span>: People with OCD may struggle to shift their thoughts or behaviors, leading to repetitive actions or thoughts.</text:p>
        </text:list-item>
        <text:list-item>
          <text:p text:style-name="P60"><text:span text:style-name="Strong_20_Emphasis">Autism Spectrum Disorder (ASD)</text:span>: Many individuals with ASD experience cognitive inflexibility, which can affect their social interactions and adaptability to new situations.</text:p>
        </text:list-item>
        <text:list-item>
          <text:p text:style-name="P60"><text:span text:style-name="Strong_20_Emphasis">Anxiety and Depression</text:span>: These conditions can cause individuals to become fixated on negative thoughts and unable to move past them.</text:p>
        </text:list-item>
        <text:list-item>
          <text:p text:style-name="P59"><text:span text:style-name="Strong_20_Emphasis">Schizophrenia</text:span>: Cognitive inflexibility is a common symptom in individuals with schizophrenia, often manifesting as difficulty shifting between tasks or thinking patterns.</text:p>
        </text:list-item>
      </text:list>
      <text:h text:style-name="Heading_20_3" text:outline-level="3">How to Improve Cognitive Flexibility:</text:h>
      <text:list xml:id="list1495037118" text:style-name="L22">
        <text:list-item>
          <text:p text:style-name="P61"><text:span text:style-name="Strong_20_Emphasis">Mindfulness Practices</text:span>: Mindfulness and meditation can help individuals become more aware of their thoughts and feelings, allowing them to challenge rigid thinking patterns.</text:p>
        </text:list-item>
        <text:list-item>
          <text:p text:style-name="P61"><text:span text:style-name="Strong_20_Emphasis">Cognitive Behavioral Therapy (CBT)</text:span>: CBT encourages individuals to identify and change unhelpful thoughts and behaviors, fostering greater flexibility in thinking.</text:p>
        </text:list-item>
        <text:list-item>
          <text:p text:style-name="P61"><text:span text:style-name="Strong_20_Emphasis">Exposure to New Experiences</text:span>: Actively seeking out new experiences or challenges can encourage individuals to broaden their thinking and become more adaptable.</text:p>
        </text:list-item>
        <text:list-item>
          <text:p text:style-name="P61"><text:span text:style-name="Strong_20_Emphasis">Problem-Solving Techniques</text:span>: Practicing different problem-solving strategies and considering various solutions can help build cognitive flexibility.</text:p>
        </text:list-item>
      </text:list>
      <text:p text:style-name="Text_20_body"><text:soft-page-break/>In summary, cognitive inflexibility is the inability to adjust thinking in response to new information or changing circumstances, and it can hinder personal growth and problem-solving. However, with practice and therapeutic interventions, cognitive flexibility can be improved.</text:p>
      <text:p text:style-name="Text_20_body">4o mini</text:p>
      <text:h text:style-name="Heading_20_5" text:outline-level="5">You said:</text:h>
      <text:p text:style-name="Text_20_body">what can i do to change my cognitive inflexibility?</text:p>
      <text:h text:style-name="Heading_20_6" text:outline-level="6">ChatGPT said:</text:h>
      <text:p text:style-name="Text_20_body">To change cognitive inflexibility and develop more flexible thinking, it requires a combination of self-awareness, practice, and applying various strategies. Here are some effective steps to help improve your cognitive flexibility:</text:p>
      <text:h text:style-name="Heading_20_3" text:outline-level="3">1. <text:span text:style-name="Strong_20_Emphasis">Increase Self-Awareness</text:span></text:h>
      <text:list xml:id="list619210024" text:style-name="L23">
        <text:list-item>
          <text:p text:style-name="P63"><text:span text:style-name="Strong_20_Emphasis">Identify rigid thought patterns</text:span>: Pay attention to when you become stuck in certain ways of thinking or acting. Notice the situations where you have trouble adapting or changing your beliefs, and reflect on why that happens.</text:p>
        </text:list-item>
        <text:list-item>
          <text:p text:style-name="P62"><text:span text:style-name="Strong_20_Emphasis">Journaling</text:span>: Write down your thoughts and feelings in different situations to become more aware of repetitive thinking patterns and emotional responses. Reflect on how these patterns might limit your flexibility.</text:p>
        </text:list-item>
      </text:list>
      <text:h text:style-name="Heading_20_3" text:outline-level="3">2. <text:span text:style-name="Strong_20_Emphasis">Challenge Negative or Rigid Thoughts</text:span></text:h>
      <text:list xml:id="list2235964907" text:style-name="L24">
        <text:list-item>
          <text:p text:style-name="P65"><text:span text:style-name="Strong_20_Emphasis">Cognitive Restructuring</text:span>: Use techniques from Cognitive Behavioral Therapy (CBT) to identify and challenge unhelpful thoughts. Ask yourself questions like: “What evidence supports or contradicts this thought?” or “What’s another way to view this situation?”</text:p>
        </text:list-item>
        <text:list-item>
          <text:p text:style-name="P64"><text:span text:style-name="Strong_20_Emphasis">Reframe the situation</text:span>: Practice seeing challenges from different perspectives. For example, if you encounter a setback, try viewing it as an opportunity to learn or a temporary obstacle rather than a permanent failure.</text:p>
        </text:list-item>
      </text:list>
      <text:h text:style-name="Heading_20_3" text:outline-level="3">3. <text:span text:style-name="Strong_20_Emphasis">Mindfulness and Meditation</text:span></text:h>
      <text:list xml:id="list191238617" text:style-name="L25">
        <text:list-item>
          <text:p text:style-name="P67"><text:span text:style-name="Strong_20_Emphasis">Mindfulness</text:span>: Engage in mindfulness practices to increase awareness of your thoughts without judgment. Being present in the moment allows you to recognize when you're stuck in rigid thinking patterns and helps you step back to consider alternatives.</text:p>
        </text:list-item>
        <text:list-item>
          <text:p text:style-name="P66"><text:span text:style-name="Strong_20_Emphasis">Meditation</text:span>: Regular meditation can help you develop more flexibility in your thinking by fostering an open, non-judgmental mindset and increasing your ability to accept new information without resistance.</text:p>
        </text:list-item>
      </text:list>
      <text:h text:style-name="Heading_20_3" text:outline-level="3">4. <text:span text:style-name="Strong_20_Emphasis">Engage in New Experiences</text:span></text:h>
      <text:list xml:id="list2241916269" text:style-name="L26">
        <text:list-item>
          <text:p text:style-name="P69"><text:span text:style-name="Strong_20_Emphasis">Expose yourself to different perspectives</text:span>: Challenge yourself to listen to others' opinions, read diverse viewpoints, or engage in activities that are outside your comfort zone. This broadens your thinking and encourages adaptability.</text:p>
        </text:list-item>
        <text:list-item>
          <text:p text:style-name="P68"><text:span text:style-name="Strong_20_Emphasis">Learn something new</text:span>: Taking up new hobbies or learning new skills can help you develop the ability to think in more varied ways. Try activities that require different types of thinking, such as playing an instrument, learning a new language, or solving puzzles.</text:p>
        </text:list-item>
      </text:list>
      <text:h text:style-name="Heading_20_3" text:outline-level="3"><text:soft-page-break/>5. <text:span text:style-name="Strong_20_Emphasis">Practice Flexibility in Small Ways</text:span></text:h>
      <text:list xml:id="list3567453495" text:style-name="L27">
        <text:list-item>
          <text:p text:style-name="P71"><text:span text:style-name="Strong_20_Emphasis">Set small, flexible goals</text:span>: Start by practicing small changes in your daily routine. For example, if you’re used to a particular way of doing something, try changing it and observe how you feel. Gradually practice altering your behavior to adapt to new situations.</text:p>
        </text:list-item>
        <text:list-item>
          <text:p text:style-name="P70"><text:span text:style-name="Strong_20_Emphasis">Change your environment</text:span>: Modify your workspace or home environment to introduce change. This small step can encourage flexibility and make you more comfortable with change in other areas of your life.</text:p>
        </text:list-item>
      </text:list>
      <text:h text:style-name="Heading_20_3" text:outline-level="3">6. <text:span text:style-name="Strong_20_Emphasis">Use Problem-Solving Techniques</text:span></text:h>
      <text:list xml:id="list872368475" text:style-name="L28">
        <text:list-item>
          <text:p text:style-name="P73"><text:span text:style-name="Strong_20_Emphasis">Brainstorm alternatives</text:span>: When faced with a problem, instead of fixating on one solution, list as many alternatives as possible. This expands your ability to approach problems from multiple angles.</text:p>
        </text:list-item>
        <text:list-item>
          <text:p text:style-name="P72"><text:span text:style-name="Strong_20_Emphasis">Break tasks into smaller steps</text:span>: If you're overwhelmed or stuck, break tasks into manageable parts. This can prevent you from getting fixated on the big picture and allow you to see multiple ways of achieving the same goal.</text:p>
        </text:list-item>
      </text:list>
      <text:h text:style-name="Heading_20_3" text:outline-level="3">7. <text:span text:style-name="Strong_20_Emphasis">Seek Feedback from Others</text:span></text:h>
      <text:list xml:id="list2118461089" text:style-name="L29">
        <text:list-item>
          <text:p text:style-name="P75"><text:span text:style-name="Strong_20_Emphasis">Ask for feedback</text:span>: Talk to trusted friends, colleagues, or a therapist about your thinking patterns. Sometimes an external perspective can help you see areas where you may be overly rigid or inflexible.</text:p>
        </text:list-item>
        <text:list-item>
          <text:p text:style-name="P74"><text:span text:style-name="Strong_20_Emphasis">Constructive criticism</text:span>: Be open to constructive feedback, even when it's difficult to hear. Understanding other people's viewpoints can encourage you to question your assumptions and embrace change.</text:p>
        </text:list-item>
      </text:list>
      <text:h text:style-name="Heading_20_3" text:outline-level="3">8. <text:span text:style-name="Strong_20_Emphasis">Therapy or Counseling</text:span></text:h>
      <text:list xml:id="list3653512453" text:style-name="L30">
        <text:list-item>
          <text:p text:style-name="P77"><text:span text:style-name="Strong_20_Emphasis">Cognitive Behavioral Therapy (CBT)</text:span>: If you find that cognitive inflexibility is significantly impacting your life, consider working with a therapist who specializes in CBT. CBT helps individuals identify and change rigid thought patterns and develop more adaptive ways of thinking.</text:p>
        </text:list-item>
        <text:list-item>
          <text:p text:style-name="P76"><text:span text:style-name="Strong_20_Emphasis">Acceptance and Commitment Therapy (ACT)</text:span>: ACT is another therapeutic approach that encourages you to accept your thoughts and feelings while committing to behaviors that are consistent with your values, even when faced with discomfort or uncertainty.</text:p>
        </text:list-item>
      </text:list>
      <text:h text:style-name="Heading_20_3" text:outline-level="3">9. <text:span text:style-name="Strong_20_Emphasis">Develop a Growth Mindset</text:span></text:h>
      <text:list xml:id="list449746080" text:style-name="L31">
        <text:list-item>
          <text:p text:style-name="P79"><text:span text:style-name="Strong_20_Emphasis">Embrace challenges</text:span>: Cultivate the belief that abilities and intelligence can be developed over time with effort. Instead of seeing difficulties as roadblocks, view them as opportunities to grow and learn.</text:p>
        </text:list-item>
        <text:list-item>
          <text:p text:style-name="P78"><text:span text:style-name="Strong_20_Emphasis">Learn from mistakes</text:span>: Shift your focus from avoiding failure to learning from it. When things don’t go as planned, reflect on what you can do differently next time rather than rigidly sticking to your original plan.</text:p>
        </text:list-item>
      </text:list>
      <text:h text:style-name="Heading_20_3" text:outline-level="3"><text:soft-page-break/>10. <text:span text:style-name="Strong_20_Emphasis">Build Emotional Regulation</text:span></text:h>
      <text:list xml:id="list162434719" text:style-name="L32">
        <text:list-item>
          <text:p text:style-name="P81"><text:span text:style-name="Strong_20_Emphasis">Manage stress</text:span>: Cognitive inflexibility is often linked to emotional distress. Learning how to regulate emotions through relaxation techniques, deep breathing, or exercise can help you remain open and adaptable in challenging situations.</text:p>
        </text:list-item>
        <text:list-item>
          <text:p text:style-name="P80"><text:span text:style-name="Strong_20_Emphasis">Self-compassion</text:span>: Be kind to yourself when you experience setbacks in improving cognitive flexibility. Self-compassion allows you to accept imperfections and try again, which supports long-term growth.</text:p>
        </text:list-item>
      </text:list>
      <text:h text:style-name="Heading_20_3" text:outline-level="3">Conclusion:</text:h>
      <text:p text:style-name="Text_20_body">Changing cognitive inflexibility takes time and practice. By focusing on becoming more self-aware, challenging rigid thoughts, and intentionally exposing yourself to new experiences, you can gradually increase your cognitive flexibility. This process will help you become more adaptable, improve problem-solving skills, and enhance emotional resilience.</text:p>
      <text:p text:style-name="P3"/>
      <text:p text:style-name="P3"/>
      <text:p text:style-name="P3"/>
      <text:p text:style-name="P3"/>
      <text:p text:style-name="P3"/>
      <text:p text:style-name="P3"/>
      <text:p text:style-name="P3"/>
      <text:p text:style-name="P3"/>
      <text:h text:style-name="P14" text:outline-level="3">1. <text:span text:style-name="Strong_20_Emphasis">What is the mind and how does it work?</text:span></text:h>
      <text:list xml:id="list2925152877" text:style-name="L15">
        <text:list-item>
          <text:p text:style-name="P49">The <text:span text:style-name="Strong_20_Emphasis">mind</text:span> refers to the collection of mental processes, including thoughts, emotions, memories, and perceptions. It's the realm where consciousness, reasoning, and decision-making occur. The mind is responsible for how we interpret the world, make decisions, and experience emotions.</text:p>
        </text:list-item>
        <text:list-item>
          <text:p text:style-name="P48"><text:span text:style-name="Strong_20_Emphasis">How it works</text:span>: The mind operates through a complex network of neural activity in the brain. It processes information, both consciously and unconsciously, to guide behavior and actions. The mind is dynamic, shaped by both innate biological processes (like genetic predispositions) and experiences (such as learning, culture, and environment).</text:p>
        </text:list-item>
      </text:list>
      <text:h text:style-name="Heading_20_3" text:outline-level="3">2. <text:span text:style-name="Strong_20_Emphasis">What is the difference between the mind and the brain? Are they the same thing or different?</text:span></text:h>
      <text:list xml:id="list1616786962" text:style-name="L16">
        <text:list-item>
          <text:p text:style-name="P51"><text:span text:style-name="Strong_20_Emphasis">The brain</text:span> is a physical organ located in the head, made up of neurons, glial cells, and other tissues. It is the biological center of the nervous system and controls all bodily functions, from movement to thought.</text:p>
        </text:list-item>
        <text:list-item>
          <text:p text:style-name="P51"><text:span text:style-name="Strong_20_Emphasis">The mind</text:span>, on the other hand, is an abstract concept. It refers to the mental processes that the brain generates, such as consciousness, thoughts, and emotions. The brain is the hardware; the mind is the software running on it.</text:p>
        </text:list-item>
        <text:list-item>
          <text:p text:style-name="P50"><text:span text:style-name="Strong_20_Emphasis">Are they the same or different?</text:span>: They are different but deeply interconnected. The brain enables the mind to function by providing the physical infrastructure for processing information, while the mind is the conscious experience and interpretation of that information.</text:p>
        </text:list-item>
      </text:list>
      <text:h text:style-name="Heading_20_3" text:outline-level="3"><text:soft-page-break/>3. <text:span text:style-name="Strong_20_Emphasis">What motivates people the best?</text:span></text:h>
      <text:list xml:id="list3916290187" text:style-name="L17">
        <text:list-item>
          <text:p text:style-name="P53"><text:span text:style-name="Strong_20_Emphasis">Intrinsic motivation</text:span> is often the most powerful. This type of motivation comes from within, driven by personal values, passions, and a sense of purpose. People are more motivated when they are working toward goals that align with their inner desires and beliefs, such as pursuing a career that reflects their values or engaging in hobbies that bring them joy.</text:p>
        </text:list-item>
        <text:list-item>
          <text:p text:style-name="P53">Other factors that motivate people include:</text:p>
          <text:list>
            <text:list-item>
              <text:p text:style-name="P53"><text:span text:style-name="Strong_20_Emphasis">Purpose</text:span>: Having a clear sense of why they are doing something.</text:p>
            </text:list-item>
            <text:list-item>
              <text:p text:style-name="P53"><text:span text:style-name="Strong_20_Emphasis">Autonomy</text:span>: Feeling in control of their actions and decisions.</text:p>
            </text:list-item>
            <text:list-item>
              <text:p text:style-name="P53"><text:span text:style-name="Strong_20_Emphasis">Mastery</text:span>: The desire to improve and become better at something.</text:p>
            </text:list-item>
            <text:list-item>
              <text:p text:style-name="P52"><text:span text:style-name="Strong_20_Emphasis">Recognition</text:span>: External validation and acknowledgment for achievements.</text:p>
            </text:list-item>
          </text:list>
        </text:list-item>
      </text:list>
      <text:h text:style-name="Heading_20_3" text:outline-level="3">4. <text:span text:style-name="Strong_20_Emphasis">What is the difference between being motivated and being excited?</text:span></text:h>
      <text:list xml:id="list2504662419" text:style-name="L18">
        <text:list-item>
          <text:p text:style-name="P55"><text:span text:style-name="Strong_20_Emphasis">Motivated</text:span>: Motivation is the drive or desire to accomplish a task or reach a goal. It is often focused on long-term objectives and can be sustained even when faced with challenges or setbacks. Motivation is typically rooted in deeper reasons, such as personal values or future rewards.</text:p>
        </text:list-item>
        <text:list-item>
          <text:p text:style-name="P54"><text:span text:style-name="Strong_20_Emphasis">Excited</text:span>: Excitement is an emotional state characterized by enthusiasm or eagerness. It is often short-lived and triggered by immediate events or outcomes. Excitement is more about how you feel in the present moment, while motivation is about the sustained drive toward a goal.</text:p>
        </text:list-item>
      </text:list>
      <text:h text:style-name="Heading_20_3" text:outline-level="3">5. <text:span text:style-name="Strong_20_Emphasis">What is the main key to resolving life's main problem?</text:span></text:h>
      <text:list xml:id="list3022527580" text:style-name="L19">
        <text:list-item>
          <text:p text:style-name="P57">The <text:span text:style-name="Strong_20_Emphasis">main problem</text:span> of life often revolves around the quest for meaning, fulfillment, and happiness. This can manifest in various ways, such as seeking purpose, managing relationships, or balancing work and personal life. Everyone’s main problem is different based on their life experiences, but some common threads include:</text:p>
          <text:list>
            <text:list-item>
              <text:p text:style-name="P57"><text:span text:style-name="Strong_20_Emphasis">Finding purpose</text:span>: Understanding why you are here and what gives your life meaning.</text:p>
            </text:list-item>
            <text:list-item>
              <text:p text:style-name="P57"><text:span text:style-name="Strong_20_Emphasis">Self-acceptance</text:span>: Accepting who you are, your strengths, and your limitations.</text:p>
            </text:list-item>
            <text:list-item>
              <text:p text:style-name="P57"><text:span text:style-name="Strong_20_Emphasis">Relationships</text:span>: Cultivating meaningful connections with others.</text:p>
            </text:list-item>
            <text:list-item>
              <text:p text:style-name="P57"><text:span text:style-name="Strong_20_Emphasis">Growth</text:span>: Continuously learning and evolving to become a better version of yourself.</text:p>
            </text:list-item>
          </text:list>
        </text:list-item>
        <text:list-item>
          <text:p text:style-name="P56">The key to resolving these life challenges often lies in <text:span text:style-name="Strong_20_Emphasis">self-awareness</text:span>, <text:span text:style-name="Strong_20_Emphasis">emotional regulation</text:span>, and <text:span text:style-name="Strong_20_Emphasis">personal growth</text:span>. Working on understanding oneself, setting clear goals, and building resilience helps navigate life's difficulties and find fulfillment.</text:p>
        </text:list-item>
      </text:list>
      <text:p text:style-name="Text_20_body">In essence, resolving life's main problems is about aligning your actions with your values, building meaningful relationships, and continuously growing in self-awareness and emotional intelligenc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What are the problem in your life?</text:p>
      <text:p text:style-name="P3">How do you communicate with other more effectively?</text:p>
      <text:p text:style-name="P3">How does the mind influence our emotional experience? How do you know that your emotion is correct?</text:p>
      <text:p text:style-name="P3">What is intelligence? Why do you care?IQ? Knowledge? Different than the information in your mind.</text:p>
      <text:p text:style-name="P3">What is </text:p>
      <text:p text:style-name="P3">1) creative intelligence</text:p>
      <text:p text:style-name="P3">2) emotional intelligence</text:p>
      <text:p text:style-name="P3">3) social intelligence.</text:p>
      <text:p text:style-name="P3"/>
      <text:p text:style-name="P3">Are you intelligent? Is that a good question?</text:p>
      <text:p text:style-name="P3">What is self actualize? What is self awareness? Does this make you a a better human being?</text:p>
      <text:p text:style-name="P3"/>
      <text:p text:style-name="P3">What is more important . Human nature or human nurture? What are these two?</text:p>
      <text:p text:style-name="P3"/>
      <text:p text:style-name="P3">I am who I am? Are these person allow themselves to grow.</text:p>
      <text:p text:style-name="P3"/>
      <text:p text:style-name="P3">In <text:s/>life can you get the ultimate truth of the life?</text:p>
      <text:p text:style-name="P3"/>
      <text:p text:style-name="P4">PSYCHOLOGICAL <text:s/>FLEXIBILITY AND INFLEXIBILITY?</text:p>
      <text:p text:style-name="P4"/>
      <text:p text:style-name="P4">What is the difference between a open minded person and close minded person.</text:p>
      <text:p text:style-name="P4"/>
      <text:p text:style-name="P4">Explain in what way you are open minded and in what way you are close minded? How open are you?</text:p>
      <text:p text:style-name="P4"/>
      <text:p text:style-name="P4">In what situation close minded in helpful?</text:p>
      <text:p text:style-name="P4">In what situation open minded in helpful?</text:p>
      <text:p text:style-name="P4"/>
      <text:p text:style-name="P4">Do you ever find yourself in disagreement with other and how do you react?</text:p>
      <text:p text:style-name="P4"/>
      <text:p text:style-name="P4">Disagreement is inflexibility?</text:p>
      <text:p text:style-name="P4"/>
      <text:p text:style-name="P4">What is the difference between flexible and inflexible mind?</text:p>
      <text:p text:style-name="P4"/>
      <text:p text:style-name="P4">Until something is proved it is not true. Is it true? Because ideas create ideas. Explain? Explain with your insight.</text:p>
      <text:p text:style-name="P4"/>
      <text:p text:style-name="P4">There are truth beyond. So I am accepting ideas. Explain this statement.</text:p>
      <text:p text:style-name="P4"/>
      <text:p text:style-name="P5">Do you feel comfortable with people with inflexible mind.</text:p>
      <text:p text:style-name="P5"/>
      <text:p text:style-name="P6">I listen attentively to understand. I listen to have my thoughts validated. Explain the difference.</text:p>
      <text:p text:style-name="P7">One to sustain one to grow . Which one is which.</text:p>
      <text:p text:style-name="P7"><text:soft-page-break/></text:p>
      <text:p text:style-name="P7">I let people finish talking before judging them. What kind of people does that?</text:p>
      <text:p text:style-name="P7"/>
      <text:p text:style-name="P4"/>
      <text:p text:style-name="P4"/>
      <text:p text:style-name="P8">What is the difference between perspective and focus?</text:p>
      <text:p text:style-name="P8">Perspective: where we looking from.</text:p>
      <text:p text:style-name="P8"/>
      <text:p text:style-name="P9">If we are to grow we have to seek new understanding and new ideas. <text:span text:style-name="T2">Ideas build on ideas.</text:span></text:p>
      <text:p text:style-name="P10"/>
      <text:p text:style-name="P10">“There is a big difference between what is fundamentally true and what we think is true” Explain that.</text:p>
      <text:p text:style-name="P10"/>
      <text:p text:style-name="P10"/>
      <text:p text:style-name="P8"/>
      <text:p text:style-name="P47"/>
      <text:p text:style-name="P47"/>
      <text:p text:style-name="P47"/>
      <text:p text:style-name="P47">Building a strategy to manage yourself from a psychological perspective involves understanding your emotions, behaviors, and thought patterns, and implementing practical techniques for self-regulation, growth, and well-being. Here's a step-by-step approach:</text:p>
      <text:h text:style-name="Heading_20_3" text:outline-level="3">1. <text:span text:style-name="Strong_20_Emphasis">Self-awareness</text:span></text:h>
      <text:list xml:id="list3106124351" text:style-name="L1">
        <text:list-item>
          <text:p text:style-name="P21"><text:span text:style-name="Strong_20_Emphasis">Understand your strengths and weaknesses</text:span>: Take time to reflect on your capabilities, challenges, values, and desires. Journaling, meditation, or talking to a trusted friend or therapist can help uncover this.</text:p>
        </text:list-item>
        <text:list-item>
          <text:p text:style-name="P21"><text:span text:style-name="Strong_20_Emphasis">Identify your emotional triggers</text:span>: Recognizing the situations that lead to stress, anxiety, or frustration helps you manage your reactions more effectively.</text:p>
        </text:list-item>
        <text:list-item>
          <text:p text:style-name="P20"><text:span text:style-name="Strong_20_Emphasis">Mindfulness</text:span>: Being present in the moment allows you to better understand your emotions and thoughts, leading to more controlled actions.</text:p>
        </text:list-item>
      </text:list>
      <text:h text:style-name="Heading_20_3" text:outline-level="3">2. <text:span text:style-name="Strong_20_Emphasis">Self-regulation</text:span></text:h>
      <text:list xml:id="list748609539" text:style-name="L2">
        <text:list-item>
          <text:p text:style-name="P23"><text:span text:style-name="Strong_20_Emphasis">Set clear goals</text:span>: Define both short-term and long-term goals that align with your values. Break them down into actionable steps to avoid feeling overwhelmed.</text:p>
        </text:list-item>
        <text:list-item>
          <text:p text:style-name="P23"><text:span text:style-name="Strong_20_Emphasis">Develop healthy habits</text:span>: Implement routines that support mental, physical, and emotional health, such as regular exercise, a balanced diet, and sufficient sleep.</text:p>
        </text:list-item>
        <text:list-item>
          <text:p text:style-name="P22"><text:span text:style-name="Strong_20_Emphasis">Manage stress</text:span>: Learn relaxation techniques like deep breathing, progressive muscle relaxation, or mindfulness to reduce stress and prevent burnout.</text:p>
        </text:list-item>
      </text:list>
      <text:h text:style-name="Heading_20_3" text:outline-level="3">3. <text:span text:style-name="Strong_20_Emphasis">Time Management</text:span></text:h>
      <text:list xml:id="list1472578086" text:style-name="L3">
        <text:list-item>
          <text:p text:style-name="P25"><text:span text:style-name="Strong_20_Emphasis">Prioritize tasks</text:span>: Use strategies like the Eisenhower Matrix (urgent vs. important) to focus on what truly matters, rather than reacting to distractions.</text:p>
        </text:list-item>
        <text:list-item>
          <text:p text:style-name="P25"><text:span text:style-name="Strong_20_Emphasis">Create structure</text:span>: Establish a daily or weekly schedule that incorporates work, self-care, and personal time. Include breaks to avoid mental fatigue.</text:p>
        </text:list-item>
        <text:list-item>
          <text:p text:style-name="P24"><text:soft-page-break/><text:span text:style-name="Strong_20_Emphasis">Avoid procrastination</text:span>: Understand why you delay tasks (fear of failure, perfectionism, etc.) and break tasks into smaller, more manageable pieces.</text:p>
        </text:list-item>
      </text:list>
      <text:h text:style-name="Heading_20_3" text:outline-level="3">4. <text:span text:style-name="Strong_20_Emphasis">Self-motivation</text:span></text:h>
      <text:list xml:id="list1637974008" text:style-name="L4">
        <text:list-item>
          <text:p text:style-name="P27"><text:span text:style-name="Strong_20_Emphasis">Intrinsic vs. extrinsic motivation</text:span>: Cultivate internal motivation by aligning tasks with personal values and long-term goals. While external rewards are helpful, intrinsic motivation fosters sustainable progress.</text:p>
        </text:list-item>
        <text:list-item>
          <text:p text:style-name="P27"><text:span text:style-name="Strong_20_Emphasis">Positive reinforcement</text:span>: Celebrate small achievements, no matter how minor. This boosts confidence and helps you stay on track.</text:p>
        </text:list-item>
        <text:list-item>
          <text:p text:style-name="P26"><text:span text:style-name="Strong_20_Emphasis">Visualize success</text:span>: Picture yourself achieving your goals. Visualization can improve focus and create a positive emotional connection with your desired outcomes.</text:p>
        </text:list-item>
      </text:list>
      <text:h text:style-name="Heading_20_3" text:outline-level="3">5. <text:span text:style-name="Strong_20_Emphasis">Cognitive Restructuring</text:span></text:h>
      <text:list xml:id="list2556061979" text:style-name="L5">
        <text:list-item>
          <text:p text:style-name="P29"><text:span text:style-name="Strong_20_Emphasis">Challenge negative thoughts</text:span>: Identify and reframe unhelpful thoughts, such as self-doubt or pessimism, to more constructive beliefs.</text:p>
        </text:list-item>
        <text:list-item>
          <text:p text:style-name="P29"><text:span text:style-name="Strong_20_Emphasis">Practice self-compassion</text:span>: Treat yourself with the same kindness you would offer a friend. Acknowledge mistakes without harsh judgment, and see them as opportunities for growth.</text:p>
        </text:list-item>
        <text:list-item>
          <text:p text:style-name="P28"><text:span text:style-name="Strong_20_Emphasis">Embrace a growth mindset</text:span>: Believe in your ability to improve over time. This mindset fosters resilience in the face of setbacks.</text:p>
        </text:list-item>
      </text:list>
      <text:h text:style-name="Heading_20_3" text:outline-level="3">6. <text:span text:style-name="Strong_20_Emphasis">Emotional Intelligence</text:span></text:h>
      <text:list xml:id="list2840157275" text:style-name="L6">
        <text:list-item>
          <text:p text:style-name="P31"><text:span text:style-name="Strong_20_Emphasis">Develop empathy</text:span>: Understanding the emotions of others improves relationships and decision-making, which are crucial for personal and professional success.</text:p>
        </text:list-item>
        <text:list-item>
          <text:p text:style-name="P30"><text:span text:style-name="Strong_20_Emphasis">Regulate emotions</text:span>: Learn to identify, label, and manage your emotions. Techniques like mindfulness and emotional journaling can help increase emotional awareness.</text:p>
        </text:list-item>
      </text:list>
      <text:h text:style-name="Heading_20_3" text:outline-level="3">7. <text:span text:style-name="Strong_20_Emphasis">Accountability and Reflection</text:span></text:h>
      <text:list xml:id="list2790433582" text:style-name="L7">
        <text:list-item>
          <text:p text:style-name="P33"><text:span text:style-name="Strong_20_Emphasis">Track progress</text:span>: Regularly assess how well you are sticking to your strategy. Adjust your plan as necessary based on what’s working and what’s not.</text:p>
        </text:list-item>
        <text:list-item>
          <text:p text:style-name="P33"><text:span text:style-name="Strong_20_Emphasis">Seek feedback</text:span>: Consult with trusted friends, mentors, or coaches to gain perspective on your behavior and growth.</text:p>
        </text:list-item>
        <text:list-item>
          <text:p text:style-name="P32"><text:span text:style-name="Strong_20_Emphasis">Self-reflection</text:span>: At the end of each day or week, reflect on your actions, emotions, and progress. Ask yourself what went well, what can be improved, and how you can adjust for the future.</text:p>
        </text:list-item>
      </text:list>
      <text:h text:style-name="Heading_20_3" text:outline-level="3">Conclusion:</text:h>
      <text:p text:style-name="Text_20_body">Managing yourself is an ongoing process of growth and self-discovery. By cultivating self-awareness, setting goals, managing time effectively, practicing self-compassion, and developing emotional intelligence, you create a strategy for personal success and well-being.</text:p>
      <text:p text:style-name="Text_20_body"/>
      <text:p text:style-name="Text_20_body"/>
      <text:p text:style-name="Text_20_body"/>
      <text:p text:style-name="Text_20_body"><text:soft-page-break/></text:p>
      <text:p text:style-name="Text_20_body">the strategy for managing yourself is closely related to <text:span text:style-name="Strong_20_Emphasis">self-actualization</text:span>, which is a concept introduced by psychologist <text:span text:style-name="Strong_20_Emphasis">Abraham Maslow</text:span> as the pinnacle of his <text:span text:style-name="Strong_20_Emphasis">Hierarchy of Needs</text:span>. Self-actualization refers to realizing and fulfilling your potential, becoming the best version of yourself, and fully engaging in life with a sense of purpose and personal growth.</text:p>
      <text:p text:style-name="Text_20_body">Here’s how the strategy aligns with <text:span text:style-name="Strong_20_Emphasis">self-actualization</text:span>:</text:p>
      <text:h text:style-name="Heading_20_3" text:outline-level="3">1. <text:span text:style-name="Strong_20_Emphasis">Self-awareness (Foundation for Growth)</text:span></text:h>
      <text:list xml:id="list1629571813" text:style-name="L8">
        <text:list-item>
          <text:p text:style-name="P35"><text:span text:style-name="Strong_20_Emphasis">Self-actualization</text:span> involves a deep understanding of your true self—your desires, strengths, and limitations. Self-awareness, as mentioned in the strategy, is the first step in this process, allowing you to identify and align your actions with your core values and purpose.</text:p>
        </text:list-item>
        <text:list-item>
          <text:p text:style-name="P34"><text:span text:style-name="Strong_20_Emphasis">Self-actualized individuals</text:span> are in touch with their inner selves and are constantly reflecting on who they are, what they want, and how they can evolve.</text:p>
        </text:list-item>
      </text:list>
      <text:h text:style-name="Heading_20_3" text:outline-level="3">2. <text:span text:style-name="Strong_20_Emphasis">Self-regulation (Emotional Mastery and Growth)</text:span></text:h>
      <text:list xml:id="list2058208917" text:style-name="L9">
        <text:list-item>
          <text:p text:style-name="P37">Part of self-actualization is the ability to regulate emotions, behaviors, and impulses, fostering personal growth. The ability to manage stress, develop healthy habits, and overcome challenges helps individuals reach their highest potential.</text:p>
        </text:list-item>
        <text:list-item>
          <text:p text:style-name="P36">By practicing self-regulation, you can more effectively deal with setbacks and maintain a consistent trajectory toward achieving your goals, a critical aspect of self-actualization.</text:p>
        </text:list-item>
      </text:list>
      <text:h text:style-name="Heading_20_3" text:outline-level="3">3. <text:span text:style-name="Strong_20_Emphasis">Time Management (Purposeful Living)</text:span></text:h>
      <text:list xml:id="list1491051438" text:style-name="L10">
        <text:list-item>
          <text:p text:style-name="P39"><text:span text:style-name="Strong_20_Emphasis">Self-actualized individuals</text:span> often lead purposeful lives, spending time on activities that align with their values and goals. Time management strategies help ensure that your daily actions reflect your long-term purpose.</text:p>
        </text:list-item>
        <text:list-item>
          <text:p text:style-name="P38">By prioritizing tasks and making time for meaningful activities, you are actively investing in your growth and moving toward self-actualization.</text:p>
        </text:list-item>
      </text:list>
      <text:h text:style-name="Heading_20_3" text:outline-level="3">4. <text:span text:style-name="Strong_20_Emphasis">Self-motivation (Pursuit of Meaningful Goals)</text:span></text:h>
      <text:list xml:id="list2107149321" text:style-name="L11">
        <text:list-item>
          <text:p text:style-name="P41">Self-actualization is about pursuing goals that align with your inner desires, not just external rewards. Intrinsic motivation, which is a key aspect of managing yourself, supports this pursuit by driving you to take actions that reflect your values, interests, and passions.</text:p>
        </text:list-item>
        <text:list-item>
          <text:p text:style-name="P40">This internal drive propels you toward personal growth, fulfillment, and self-actualization.</text:p>
        </text:list-item>
      </text:list>
      <text:h text:style-name="Heading_20_3" text:outline-level="3">5. <text:span text:style-name="Strong_20_Emphasis">Cognitive Restructuring (Overcoming Limiting Beliefs)</text:span></text:h>
      <text:list xml:id="list3048105424" text:style-name="L12">
        <text:list-item>
          <text:p text:style-name="P43">The process of challenging negative thoughts and fostering a growth mindset helps break free from self-limiting beliefs, a common barrier to self-actualization. Self-actualized people embrace challenges and view failure as an opportunity for growth, rather than a reflection of their abilities.</text:p>
        </text:list-item>
        <text:list-item>
          <text:p text:style-name="P42">Reframing negative thoughts supports the development of resilience, a critical characteristic of individuals who have achieved self-actualization.</text:p>
        </text:list-item>
      </text:list>
      <text:h text:style-name="Heading_20_3" text:outline-level="3"><text:soft-page-break/>6. <text:span text:style-name="Strong_20_Emphasis">Emotional Intelligence (Connection with Self and Others)</text:span></text:h>
      <text:list xml:id="list1373048749" text:style-name="L13">
        <text:list-item>
          <text:p text:style-name="P44"><text:span text:style-name="Strong_20_Emphasis">Self-actualized individuals</text:span> typically exhibit high emotional intelligence, which involves understanding and managing their own emotions, as well as empathizing with others. Emotional intelligence enables deeper relationships, greater self-awareness, and effective decision-making—key components in the journey toward self-actualization.</text:p>
        </text:list-item>
      </text:list>
      <text:h text:style-name="Heading_20_3" text:outline-level="3">7. <text:span text:style-name="Strong_20_Emphasis">Accountability and Reflection (Continuous Growth and Learning)</text:span></text:h>
      <text:list xml:id="list2442505797" text:style-name="L14">
        <text:list-item>
          <text:p text:style-name="P46">Self-actualization is not a static achievement but a continual process of growth and evolution. Regular reflection and accountability help you track your progress, make necessary adjustments, and ensure you remain on the path toward reaching your full potential.</text:p>
        </text:list-item>
        <text:list-item>
          <text:p text:style-name="P45">Regular self-reflection also encourages deeper insight into your desires, helping you refine your goals and continue to evolve toward your ideal self.</text:p>
        </text:list-item>
      </text:list>
      <text:h text:style-name="Heading_20_3" text:outline-level="3">Conclusion:</text:h>
      <text:p text:style-name="Text_20_body">The strategy for managing yourself is essentially a roadmap to <text:span text:style-name="Strong_20_Emphasis">self-actualization</text:span>. By cultivating self-awareness, practicing self-regulation, managing your time effectively, and engaging in continuous personal growth, you are aligning yourself with the principles of self-actualization. This holistic approach enables you to tap into your highest potential, foster meaningful relationships, and live a purpose-driven life.</text:p>
      <text:p text:style-name="Text_20_body">4o mini</text:p>
      <text:p text:style-name="P11"/>
      <text:p text:style-name="P11"/>
      <text:p text:style-name="P11">What is self awareness?</text:p>
      <text:p text:style-name="P11">What is self management?</text:p>
      <text:p text:style-name="P11">What is social awareness?</text:p>
      <text:p text:style-name="P11">What is social influence?</text:p>
      <text:p text:style-name="P11"/>
      <text:p text:style-name="P11"/>
      <text:p text:style-name="P11"/>
      <text:p text:style-name="P11"/>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22:00:27.640699401</meta:creation-date>
    <dc:date>2024-12-25T23:42:26.533793601</dc:date>
    <meta:editing-duration>PT37M26S</meta:editing-duration>
    <meta:editing-cycles>12</meta:editing-cycles>
    <meta:generator>LibreOffice/7.3.7.2$Linux_X86_64 LibreOffice_project/30$Build-2</meta:generator>
    <meta:document-statistic meta:table-count="0" meta:image-count="0" meta:object-count="0" meta:page-count="10" meta:paragraph-count="172" meta:word-count="3295" meta:character-count="22095" meta:non-whitespace-character-count="19055"/>
  </office:meta>
</office:document-meta>
</file>